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С утра пришла новость из Польши о том, что польский парламент в очередной раз пытается нас в чем-то обвинить и якобы назвал нас «государством-террористом».</text:p>
      <text:p text:style-name="Text_20_body">Мы много раз концептуально отвечали на этот вопрос в контексте подобных действий на примере других стран. Позвольте мне вернуться к нашим основополагающим подходам по этому вопросу.</text:p>
      <text:p text:style-name="Text_20_body">Попытки обвинить Россию в якобы «государственном терроризме» начались задолго до <text:a xlink:type="simple" xlink:href="http://kremlin.ru/events/president/news/67843" text:style-name="Internet_20_link" text:visited-style-name="Visited_20_Internet_20_Link">специальной военной операции</text:a>. В качестве «застрельщика» такой риторики выступил Киев, озвучивающий подобного рода обвинения еще с 2014 г., когда «постмайданная» украинская власть стала навешивать на ополченцев ДНР и ЛНР ярлык «террористов».</text:p>
      <text:p text:style-name="Text_20_body">Надо было начать с другого – с людей, сидевших с бутылками с зажигательной смесью на «майдане», которые «жгли покрышки». Это был не просто перфоманс или фаер-шоу, а нарушение деятельности всей инфраструктуры города, которая создавала для экстремистов удобную ситуацию для совершения государственного переворота. Напомню, что эти люди строили палаточные городки. Их снабжали бутылками с зажигательной смесью, саперными лопатками, другими видами орудий, которые они потом применяли против служб безопасности, наделенных полномочиями защищать органы государственной власти.</text:p>
      <text:p text:style-name="Text_20_body">Можете себе представить, чтобы люди неделями сидели в центре Вашингтона, окружив Капитолий, Белый дом, Госдепартамент, закидывали машины, в которых ездят официальные лица, главы государств, члены правительств этих стран, в частности США, бутылками с зажигательной смесью, перекрывали бы улицы, не пускали бы службы МЧС или скорой помощи к местам несения дежурства, врывались бы в административные здания, и всё это происходило бы на протяжении нескольких недель и было сопряжено с нанесением ущерба не только инфраструктуре города, но и увечий людям. Потом еще началась бы стрельба. Можете представить себе такую картину в Вашингтоне? Конечно, представить себе можно всё, что угодно. Но я точно знаю, что закончилось бы это тем, что этих людей скрутили бы и кинули в тюрьмы и назвали бы (как и, собственно говоря, называли людей, которые совершили в миллиард раз меньше в США) «внутренними террористами». Описанную картину можно увидеть в роликах. Наберите в поисковике «майдан, 2013-2014 гг., покрышки, бутылки с зажигательной смесью» и увидите этих людей, которых, в том числе на Западе, называют «борцами за демократию». А тех, кто охранял учреждения, защищал свои дома от экстремистов и террористов, их объявили «террористическими элементами». То есть всё перевернуто с ног на голову.</text:p>
      <text:p text:style-name="Text_20_body">За киевским режимом последовали и некоторые другие недружественные страны и даже организации. Не удержались и наши польские соседи. Нижняя палата польского парламента приняла резолюцию о признании России «страной-спонсором терроризма».</text:p>
      <text:p text:style-name="Text_20_body">В этой связи хотели бы еще раз напомнить, что Российская Федерация всегда последовательно отстаивала и отстаивает линию на неприятие доктрины «государственного терроризма», которая эксплуатируется некоторыми недобросовестными государствами, режимами для оправдания вмешательства в дела, входящие во внутреннюю компетенцию других государств, в нарушение положения пункта 7 статьи 2 Устава ООН.</text:p>
      <text:p text:style-name="Text_20_body">Ведь только СБ ООН обладает исключительным полномочием по введению в отношении суверенного государства мер принудительного характера. Мы же со своей стороны всегда проводим линию на необходимость приверженности Уставу ООН и недопустимость незаконных односторонних принудительных мер в международных отношениях.</text:p>
      <text:p text:style-name="Text_20_body"><text:soft-page-break/>Данный недружественный шаг является частью заказной информационно-политической кампании, проводимой Западом в отношении нашей страны, и не имеет ничего общего с реальной ситуацией в борьбе с международным  терроризмом.</text:p>
      <text:p text:style-name="Text_20_body">Это то самое разработанное клише, ярлык, которые западники навешивают на всех, кто с ними не согласен и против кого они ведут подобные компании. Именно западные страны во главе с США используют такие ярлыки, как «террористическое государство», «террористический режим» или «государство – спонсор терроризма», для обозначения неугодных соперников с целью легитимизации вводимых против них односторонних принудительных мер, идущих вразрез с принципом суверенного равенства.</text:p>
      <text:p text:style-name="Text_20_body">Хотели бы подчеркнуть, что терроризм как общеуголовное преступление влечет индивидуальную уголовную ответственность. Следовательно, только конкретные физические лица (а никак не государства), причастные к терроризму, могут быть субъектами данного преступления и подлежать преследованию в соответствии с уголовным правом. Кроме того, доктрина «уголовной ответственности государств», обсуждавшаяся после Первой мировой войны некоторыми маргинальными юристами-международниками, не известна ни современному, ни историческому международному праву.</text:p>
      <text:p text:style-name="Text_20_body">Это всё носит псевдоюридический характер, ущербный для самой Польши. Мы понимаем, что это часть «заказной» кампании. Насколько я слышала, они туда и трагедию под Смоленском «подверстали» с какой-то стати. Почему они это сделали, понять невозможно.</text:p>
      <text:p text:style-name="Standard"/>
      <text:p text:style-name="Text_20_body">На прошлом брифинге был <text:a xlink:type="simple" xlink:href="https://mid.ru/ru/press_service/spokesman/briefings/1842643/#38" text:style-name="Internet_20_link" text:visited-style-name="Visited_20_Internet_20_Link">задан вопрос</text:a> относительно того, что Варшава планирует делать в контексте Украины, какие у неё планы.</text:p>
      <text:p text:style-name="Text_20_body">Я попросила журналиста конкретизировать вопрос. Насколько я понимаю, имелись в виду какие-то высказывания польских политиков. Нам прислали уточняющий вопрос, из которого стало понятно, о чём идет речь. Имелась в виду базовая позиция польской политической элиты к ситуации вокруг Украины, в том числе и амбиции политических деятелей в Варшаве относительно возможного раздела украинских территорий. Хотела бы отреагировать на присланные вопросы.</text:p>
      <text:p text:style-name="Text_20_body">Об этих «планах» мы регулярно говорили в ходе брифингов и выступлений руководства Министерства. Нас не услышали, говорили, что «нам кажется». Но нет, всё есть, давайте будем об этом говорить открыто.</text:p>
      <text:p text:style-name="Text_20_body">На протяжении многих лет политика ряда польских политических сил, конкретных представителей и представителей глубинного государства или политических элит отражала стремление к созданию собственной «сферы влияния» на постсоветском пространстве. Польские «великодержавные» амбиции, уходящие корнями в историю Речи Посполитой, простиравшейся в XVI-XVII веках от Балтийского до Чёрного моря, в настоящее время стали подкрепляться практическими действиями.</text:p>
      <text:p text:style-name="Text_20_body">На протяжении последних десятилетий приходившие к власти представители всего спектра польского политического истеблишмента единогласно реализовывали курс на культурную, экономическую, а с 2014 г. – и военно-политическую экспансию на Украине.</text:p>
      <text:p text:style-name="Text_20_body">Изначально данный вектор реализовывался с подачи поляков на еэсовской платформе («Восточное партнерство» – с 2009 г.). После госпереворота на Украине в 2014 г. Варшава делает упор на поддерживаемый Вашингтоном проект «Инициатива трех морей» (с 2015 г.), а также относительно новый формат «Люблинский треугольник» (с 2020 г.) – создание «единого социокультурного <text:soft-page-break/>пространства», отражающего общность судьбы польского, белорусского, литовского и украинского народов как правопреемников Речи Посполитой. В военной сфере форсированное создание в сентябре 2014 г. Литовско-польско-украинской бригады под предлогом создания «миротворческих сил» послужило предвестником развертывания полномасштабной подготовки западными инструкторами подразделений ВСУ.</text:p>
      <text:p text:style-name="Text_20_body">Эти люди, руководившие страной, впрямую проводившие интересы других стран, либо не поняли, либо сознательно шли на преступления против собственного народа, против Украины. Они позволили втянуть себя в эту «маскарадную» деятельность по реинкарнации «духа соседничества» и, как это всё подавалось, «партнерства» в противодействии России. На самом деле они позволили на своей территории разрушить собственную независимость и суверенитет. Сделали это изнутри, запустив к себе боевиков, тренировавшихся в лагерях на территории Польши. Стали плацдармом, инструментом ведения гибридной войны против нашей страны. Всё это было сделано верхушкой, политической элитой, теми управленцами, которые заправляли на Украине последние десятилетия.</text:p>
      <text:p text:style-name="Text_20_body">Варшава активно использует свои загранучреждения на Украине для работы с гражданами польского происхождения, которым выдаются так называемые Карты поляка. Часто выдача данного документа является промежуточным этапом на пути к польскому гражданству. Из открытых источников известно, что в период 2008-2019 гг. украинцами было подано около 150 тыс. заявок на получение «Карты поляка». К вопросу о национальной политике, о вышиванках, о том, что говорит В.А.Зеленский и все, кто его окружает, что они там бьются за «этническую самобытность». Ряженые. Сегодня в вышиванке, завтра в косоворотке, послезавтра с «Картой поляка», а потом с паспортом Израиля. Им всё равно. Какая разница какой «костюм» на себя надеть?</text:p>
      <text:p text:style-name="Text_20_body">В самой Польше указанный курс пользуется поддержкой населения, подпитывается усилиями госпропаганды. Примером этого служат инициативы польских властей по размещению «исторически польских городов» – Вильнюса и Львова на страницах польского заграничного паспорта или запуск в 2018 г. к 100-летию обретения Польшей независимости курсировавшего вблизи польско-украинской границы поезда с очертаниями довоенного польского государства, включавшего западноукраинские земли.</text:p>
      <text:p text:style-name="Text_20_body">С началом <text:a xlink:type="simple" xlink:href="http://kremlin.ru/events/president/news/67843" text:style-name="Internet_20_link" text:visited-style-name="Visited_20_Internet_20_Link">специальной военной операции</text:a> России Польша еще больше погрузилась в украинские дела, инициативно предоставив свою территорию для создания основного транзитного хаба по доставке гуманитарной помощи и вооружения и военной техники Киеву. Есть основания полагать, что Варшава перешла к тактике подготовки инкорпорирования западноукраинских земель в состав польского государства.</text:p>
      <text:p text:style-name="Text_20_body">Так, 15 марта с.г. лидер правящей в Польше партии «Право и справедливость» Я.Качинский, находясь вместе с премьер-министром страны М.Моравецким в Киеве, озвучил идею о введении на территорию Украины натовских формирований, заявив о необходимости «миротворческой миссии под эгидой НАТО или возможно более широкого международного блока, такой миссии, которая была бы способна себя защитить и будет действовать на территории Украины». Это не единственная случайно «оброненная» цитата. Это ход мысли, который проявлялся неоднократно. Аналогичные соображения были высказаны им 3 июля с.г.: «Без вступления миротворческой миссии войск НАТО он [мир на Украине] не наступит, если мы хотим, чтобы мир был действительно гарантирован и чтобы он был на приличных для Украины условиях».</text:p>
      <text:p text:style-name="Text_20_body"><text:soft-page-break/>В мае текущего года президент Польши А.Дуда заявил, что «Между нашими странами – Польшей и Украиной – больше не будет границы. Этой границы не будет. Чтобы мы жили вместе на этой земле, строя совместно свое общее счастье и общую силу». «Ода любви» лис курам. Его высказывание лишь подтвердило обнародованные руководителем СВР России С.Е.Нарышкиным 28 апреля с.г. <text:a xlink:type="simple" xlink:href="https://tass.ru/politika/14504823" text:style-name="Internet_20_link" text:visited-style-name="Visited_20_Internet_20_Link">сведения</text:a>, свидетельствующие о разработке Варшавой и Вашингтоном плана по установлению контроля поляков над «историческими владениями» на Западной Украине. Вы считаете, что на Банковой кто-то об этом думает?</text:p>
      <text:p text:style-name="Text_20_body">28 июля с.г. украинским парламентом одобрен закон о наделении польских граждан особым статусом (вступил в силу 16 сентября с.г.), в соответствии с которым поляки получат на территории Украины право на трудоустройство, длительное пребывание, регистрацию как налогоплательщиков, осуществление хозяйственной деятельности, обучение и медицинское обслуживание, а также на некоторые социальные выплаты. Это и есть «жить вместе на этой земле, строя совместно свое общее счастье и общую силу», как сказал А.Дуда? Всё нормально. Только почему-то не наоборот. Это не граждане Украины получают равные с гражданами Польши права на территории Польши. Это граждане Польши получают на территории Украины особые права и будут строить свою «силу» и своё «счастье».</text:p>
      <text:p text:style-name="Text_20_body">18 ноября с.г. А.Дуда заявил, что он призывает польских предпринимателей смело включаться в процесс восстановления Украины, подчеркнув, что переговоры о создании «наиболее благоприятных условий» для участия польского бизнеса в украинской экономике уже ведутся с властями этой страны.</text:p>
      <text:p text:style-name="Text_20_body">При этом польская сторона устами пресс-секретаря польского министра-координатора по делам специальных служб (ставшего теперь его заместителем и уполномоченным польского правительства по вопросам безопасности информационного пространства Республики Польша) С.Жарына «в дежурном режиме» реагирует на появление в российских и международных СМИ обвинений Польши в планах по аннексии западноукраинских земель, заявляя, что это – дезинформация, распространяемая российской пропагандой с целью «вбить клин» между поляками и украинцами. Какой тут «клин»? Всё уже «стёрто ластиком» представителями польских властей и сказано об общих счастливых перспективах. Польские граждане наделены особыми правами. Такие комментарии публиковались вслед за заявлениями по польскому сюжету Президента России В.В.Путина (29 мая с.г. и <text:a xlink:type="simple" xlink:href="http://www.kremlin.ru/events/president/news/70046" text:style-name="Internet_20_link" text:visited-style-name="Visited_20_Internet_20_Link">7 декабря с.г.</text:a>), директора СВР России С.Е.Нарышкина (<text:a xlink:type="simple" xlink:href="https://tass.ru/politika/14504823" text:style-name="Internet_20_link" text:visited-style-name="Visited_20_Internet_20_Link">28 апреля с.г.</text:a>) и Секретаря Совета безопасности России Н.П.Патрушева (6 июня с.г.).</text:p>
      <text:p text:style-name="Text_20_body">Всё, о чём я сегодня сказала, российская сторона уже озвучивала неоднократно, констатируя очевидные факты. Их никто и не скрывает. Мы просто их перечислили. Отрицать их польской стороне странно. Но при этом совершенно логично, что для того, чтобы прикрыть свои абсолютно нелегитимные и заведомо незаконные планы, они придумывают очередную историю об «отведении взоров» в другую сторону и называния врагом того, кто может, с их точки зрения, помочь им избежать необходимости объясняться в собственных действиях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3:25.425000000</meta:creation-date>
    <dc:date>2022-12-18T16:06:38.445000000</dc:date>
    <meta:editing-duration>PT3M14S</meta:editing-duration>
    <meta:editing-cycles>1</meta:editing-cycles>
    <meta:document-statistic meta:table-count="0" meta:image-count="0" meta:object-count="0" meta:page-count="4" meta:paragraph-count="29" meta:word-count="1741" meta:character-count="13252" meta:non-whitespace-character-count="11530"/>
    <meta:generator>LibreOffice/7.3.6.2$Windows_X86_64 LibreOffice_project/c28ca90fd6e1a19e189fc16c05f8f8924961e12e</meta:generator>
  </office:meta>
</office:document-meta>
</file>